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Gentium" svg:font-family="Gentium" style:font-pitch="variable"/>
    <style:font-face style:name="Gentium1" svg:font-family="Gentium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9933" draw:marker-start-width="0.252cm" draw:marker-end-width="0.252cm" draw:fill-color="#66ff99" draw:textarea-horizontal-align="justify" draw:textarea-vertical-align="middle" draw:auto-grow-height="false" fo:min-height="0.352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212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9933" draw:marker-start-width="0.252cm" draw:marker-end-width="0.252cm" draw:fill-color="#66ff99" draw:textarea-horizontal-align="justify" draw:textarea-vertical-align="middle" draw:auto-grow-height="false" fo:min-height="0.352cm" fo:min-width="1.467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7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7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7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70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55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22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45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7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48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68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9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774cm" loext:decorative="false"/>
      <style:paragraph-properties style:writing-mode="lr-tb"/>
    </style:style>
    <style:style style:name="pr1" style:family="presentation" style:parent-style-name="Default-title">
      <style:graphic-properties fo:min-height="2.578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8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363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Default-title">
      <style:graphic-properties fo:min-height="1.703cm" loext:decorative="false"/>
      <style:paragraph-properties style:writing-mode="lr-tb"/>
    </style:style>
    <style:style style:name="pr7" style:family="presentation" style:parent-style-name="Default-title">
      <style:graphic-properties fo:min-height="3.151cm" loext:decorative="false"/>
      <style:paragraph-properties style:writing-mode="lr-tb"/>
    </style:style>
    <style:style style:name="pr8" style:family="presentation" style:parent-style-name="Default-title">
      <style:graphic-properties draw:auto-grow-height="true" fo:min-height="3.507cm" loext:decorative="false"/>
      <style:paragraph-properties style:writing-mode="lr-tb"/>
    </style:style>
    <style:style style:name="pr9" style:family="presentation" style:parent-style-name="Default-title">
      <style:graphic-properties fo:min-height="4.726cm" loext:decorative="false"/>
      <style:paragraph-properties style:writing-mode="lr-tb"/>
    </style:style>
    <style:style style:name="P1" style:family="paragraph">
      <style:text-properties fo:color="#009933" loext:opacity="100%" style:font-name="Comic Sans MS" fo:font-size="48pt" fo:font-weight="bold" fo:background-color="#336633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color="#009933" loext:opacity="100%" style:font-name="Comic Sans MS" fo:font-size="32pt" fo:font-weight="bold" style:font-weight-asian="bold" style:font-weight-complex="bold"/>
    </style:style>
    <style:style style:name="P3" style:family="paragraph">
      <style:paragraph-properties fo:text-align="center"/>
      <style:text-properties fo:color="#009933" loext:opacity="100%" style:font-name="Comic Sans MS" fo:font-size="12pt" style:font-size-asian="12pt" style:font-size-complex="12pt"/>
    </style:style>
    <style:style style:name="P4" style:family="paragraph">
      <loext:graphic-properties draw:fill-color="#66ff99"/>
      <style:paragraph-properties fo:text-align="center" style:writing-mode="lr-tb"/>
      <style:text-properties fo:color="#009933" loext:opacity="100%" style:font-name="Comic Sans MS"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text-properties fo:color="#009933" loext:opacity="100%" style:font-name="Comic Sans MS"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9933" loext:opacity="100%" style:font-name="Comic Sans MS" fo:font-size="24pt" fo:font-weight="bold"/>
    </style:style>
    <style:style style:name="P9" style:family="paragraph">
      <loext:graphic-properties draw:fill="none" draw:fill-color="#ffffff"/>
      <style:paragraph-properties fo:text-align="center"/>
      <style:text-properties fo:color="#009933" loext:opacity="100%" fo:font-size="18pt"/>
    </style:style>
    <style:style style:name="P10" style:family="paragraph">
      <loext:graphic-properties draw:fill="none" draw:fill-color="#ffffff"/>
      <style:paragraph-properties fo:text-align="center"/>
      <style:text-properties fo:color="#009933" loext:opacity="100%" style:font-name="Comic Sans MS" fo:font-size="24pt" fo:font-weight="bold" style:font-weight-asian="bold" style:font-weight-complex="bold"/>
    </style:style>
    <style:style style:name="P11" style:family="paragraph">
      <style:text-properties fo:color="#009933" loext:opacity="100%" style:font-name="Comic Sans MS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009933" loext:opacity="100%" style:font-name="Comic Sans MS" fo:font-size="22pt" fo:font-weight="bold" style:font-size-asian="22pt" style:font-size-complex="2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color="#009933" loext:opacity="100%" style:font-name="Comic Sans MS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/>
      <style:text-properties fo:hyphenate="false" loext:hyphenation-no-caps="false" loext:hyphenation-no-last-word="false"/>
    </style:style>
    <style:style style:name="P16" style:family="paragraph">
      <loext:graphic-properties draw:fill="none" draw:fill-color="#ffffff"/>
      <style:paragraph-properties fo:text-align="center"/>
      <style:text-properties fo:color="#009933" loext:opacity="100%" style:font-name="Comic Sans MS" fo:font-size="28pt" fo:font-weight="bold" style:font-size-asian="28pt" style:font-size-complex="28pt"/>
    </style:style>
    <style:style style:name="T1" style:family="text">
      <style:text-properties fo:color="#009933" loext:opacity="100%" style:font-name="Comic Sans MS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9933" loext:opacity="100%" style:font-name="Comic Sans MS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9933" loext:opacity="100%" fo:font-size="32pt" fo:font-weight="bold" style:font-weight-asian="bold" style:font-weight-complex="bold"/>
    </style:style>
    <style:style style:name="T4" style:family="text">
      <style:text-properties fo:color="#009933" loext:opacity="100%" style:font-name="Comic Sans MS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009933" loext:opacity="100%" fo:font-size="32pt" fo:font-weight="normal" style:font-weight-asian="normal" style:font-weight-complex="normal"/>
    </style:style>
    <style:style style:name="T6" style:family="text">
      <style:text-properties fo:color="#009933" loext:opacity="100%" style:font-name="Comic Sans MS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9933" loext:opacity="100%" style:font-name="Comic Sans MS" fo:font-size="12pt" style:font-size-asian="12pt" style:font-size-complex="12pt"/>
    </style:style>
    <style:style style:name="T8" style:family="text">
      <style:text-properties fo:color="#009933" loext:opacity="100%" style:font-name="Comic Sans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9933" loext:opacity="100%" style:font-name="Comic Sans MS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9933" loext:opacity="100%" style:font-name="Comic Sans MS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9933" loext:opacity="100%" style:font-name="Comic Sans MS" fo:font-size="18pt"/>
    </style:style>
    <style:style style:name="T12" style:family="text">
      <style:text-properties fo:color="#009933" loext:opacity="100%" style:font-name="Comic Sans MS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9933" loext:opacity="100%" style:font-name="Comic Sans MS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9933" loext:opacity="100%" style:font-name="Comic Sans MS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9933" loext:opacity="100%" style:font-name="Comic Sans MS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9933" loext:opacity="100%" style:font-name="Comic Sans MS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9933" loext:opacity="100%" style:font-name="Comic Sans MS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9933" loext:opacity="100%" style:font-name="Comic Sans MS" fo:font-size="24pt" fo:font-weight="bold" style:font-size-asian="24pt" style:font-size-complex="24pt"/>
    </style:style>
    <style:style style:name="T19" style:family="text">
      <style:text-properties fo:color="#009933" loext:opacity="100%" style:font-name="Comic Sans MS" fo:font-size="16pt" fo:font-weight="bold" style:font-size-asian="16pt" style:font-size-complex="16pt"/>
    </style:style>
    <style:style style:name="T20" style:family="text">
      <style:text-properties fo:color="#009933" loext:opacity="100%" style:font-name="Comic Sans MS" fo:font-size="28pt" fo:font-weight="bold" style:font-size-asian="28pt" style:font-size-complex="28pt"/>
    </style:style>
    <style:style style:name="T21" style:family="text">
      <style:text-properties fo:color="#009933" loext:opacity="100%" style:font-name="Comic Sans MS" fo:font-size="12pt" fo:font-weight="bold" style:font-size-asian="12pt" style:font-size-complex="12pt"/>
    </style:style>
    <style:style style:name="T22" style:family="text">
      <style:text-properties fo:color="#009933" loext:opacity="100%" style:font-name="Comic Sans MS" fo:font-size="10pt" fo:font-weight="bold" style:font-size-asian="10pt" style:font-size-complex="10pt"/>
    </style:style>
    <style:style style:name="T23" style:family="text">
      <style:text-properties fo:color="#009933" loext:opacity="100%" style:font-name="Comic Sans MS" fo:font-size="22pt" fo:font-weight="bold" style:font-size-asian="22pt" style:font-size-complex="22pt"/>
    </style:style>
    <style:style style:name="T24" style:family="text">
      <style:text-properties fo:color="#009933" loext:opacity="100%" style:font-name="Comic Sans MS" fo:font-size="18pt" fo:font-weight="bold" style:font-size-asian="18pt" style:font-size-complex="18pt"/>
    </style:style>
    <style:style style:name="T25" style:family="text">
      <style:text-properties fo:color="#009933" loext:opacity="100%" style:font-name="Comic Sans MS"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Terran Society - Organizational Overview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2.578cm" svg:x="1.399cm" svg:y="1.232cm" presentation:class="title" presentation:user-transformed="true">
          <draw:text-box>
            <text:p><text:span text:style-name="T1">Terran Society</text:span></text:p>
          </draw:text-box>
        </draw:frame>
        <draw:frame presentation:style-name="pr2" draw:text-style-name="P2" draw:layer="layout" svg:width="25.191cm" svg:height="12.182cm" svg:x="1.399cm" svg:y="4.915cm" presentation:class="subtitle" presentation:user-transformed="true">
          <draw:text-box>
            <text:p><text:span text:style-name="T2">An Organizational Overview</text:span></text:p>
            <text:p><text:span text:style-name="T3"/></text:p>
            <text:p><text:span text:style-name="T4">By</text:span></text:p>
            <text:p><text:span text:style-name="T5"/></text:p>
            <text:p><text:span text:style-name="T6">Angelo Patrick Arteman</text:span></text:p>
          </draw:text-box>
        </draw:frame>
        <draw:custom-shape draw:style-name="gr1" draw:text-style-name="P4" draw:layer="layout" svg:width="2.285cm" svg:height="1.27cm" svg:x="24.17cm" svg:y="19.271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5.191cm" svg:height="2.363cm" svg:x="1.399cm" svg:y="1.124cm" presentation:class="title" presentation:user-transformed="true">
          <draw:text-box>
            <text:p><text:span text:style-name="T1">Defining Documents</text:span></text:p>
          </draw:text-box>
        </draw:frame>
        <draw:frame draw:style-name="gr3" draw:text-style-name="P8" draw:layer="layout" svg:width="22.606cm" svg:height="13.462cm" svg:x="2.794cm" svg:y="4.318cm">
          <draw:text-box>
            <text:p text:style-name="P7"><text:span text:style-name="T8">Fundamental Principles </text:span></text:p>
            <text:p text:style-name="P7"><text:span text:style-name="T8">of </text:span></text:p>
            <text:p text:style-name="P7"><text:span text:style-name="T8">Terran Society</text:span></text:p>
            <text:p text:style-name="P7"><text:span text:style-name="T9"/></text:p>
            <text:p text:style-name="P7"><text:span text:style-name="T9">These are core, guiding values as the spirit of law</text:span></text:p>
            <text:p text:style-name="P7"><text:span text:style-name="T9"><text:s/></text:span><text:span text:style-name="T9">is more important than the letter of law</text:span></text:p>
            <text:p text:style-name="P7"><text:span text:style-name="T10"/></text:p>
          </draw:text-box>
        </draw:frame>
        <draw:custom-shape draw:style-name="gr1" draw:text-style-name="P4" draw:layer="layout" svg:width="2.285cm" svg:height="1.27cm" svg:x="24.17cm" svg:y="19.271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3cm" svg:y="19.276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3cm" svg:y="19.335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5.191cm" svg:height="2.363cm" svg:x="1.4cm" svg:y="1.398cm" presentation:class="title" presentation:user-transformed="true">
          <draw:text-box>
            <text:p><text:span text:style-name="T1">Defining Documents</text:span></text:p>
          </draw:text-box>
        </draw:frame>
        <draw:custom-shape draw:style-name="gr1" draw:text-style-name="P4" draw:layer="layout" svg:width="2.285cm" svg:height="1.27cm" svg:x="24.17cm" svg:y="19.006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3cm" svg:y="19.011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3cm" svg:y="19.07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draw:style-name="gr3" draw:text-style-name="P10" draw:layer="layout" svg:width="22.606cm" svg:height="13.462cm" svg:x="2.795cm" svg:y="4.591cm">
          <draw:text-box>
            <text:p text:style-name="P7"><text:span text:style-name="T8">Rights of the People</text:span></text:p>
            <text:p text:style-name="P7"><text:span text:style-name="T12"/></text:p>
            <text:p text:style-name="P7"><text:span text:style-name="T9">There are 31 Rights enumerated</text:span></text:p>
            <text:p text:style-name="P7"><text:span text:style-name="T12"/></text:p>
            <text:p text:style-name="P7"><text:span text:style-name="T9">Living with respect for these Rights in others </text:span></text:p>
            <text:p text:style-name="P7"><text:span text:style-name="T9">constitutes a practical code of conduct </text:span></text:p>
            <text:p text:style-name="P7"><text:span text:style-name="T9">for peaceful coexistence</text:span></text:p>
            <text:p text:style-name="P7"><text:span text:style-name="T12"/></text:p>
            <text:p text:style-name="P7"><text:span text:style-name="T9">Eliminates the need for most laws</text:span></text:p>
            <text:p text:style-name="P7"><text:span text:style-name="T12"/></text:p>
            <text:p text:style-name="P7"><text:span text:style-name="T9">Violation of the Rights of the People is a cri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5.191cm" svg:height="2.363cm" svg:x="1.4cm" svg:y="1.398cm" presentation:class="title" presentation:user-transformed="true">
          <draw:text-box>
            <text:p><text:span text:style-name="T1">Defining Documents</text:span></text:p>
          </draw:text-box>
        </draw:frame>
        <draw:custom-shape draw:style-name="gr1" draw:text-style-name="P4" draw:layer="layout" svg:width="2.285cm" svg:height="1.27cm" svg:x="24.17cm" svg:y="19.006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3cm" svg:y="19.011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3cm" svg:y="19.07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draw:style-name="gr3" draw:text-style-name="P8" draw:layer="layout" svg:width="22.606cm" svg:height="13.462cm" svg:x="2.795cm" svg:y="4.595cm">
          <draw:text-box>
            <text:p text:style-name="P7"><text:span text:style-name="T8">Terran Society Constitution</text:span></text:p>
            <text:p text:style-name="P7"><text:span text:style-name="T12"/></text:p>
            <text:p text:style-name="P7"><text:span text:style-name="T13"/></text:p>
            <text:p text:style-name="P7"><text:span text:style-name="T9">Defines Local, Regional and World systems </text:span></text:p>
            <text:p text:style-name="P7"><text:span text:style-name="T9">for management of public services and the public trust</text:span></text:p>
            <text:p text:style-name="P7"><text:span text:style-name="T12"/></text:p>
            <text:p text:style-name="P7"><text:span text:style-name="T9">This structure provides for authoritative roles </text:span></text:p>
            <text:p text:style-name="P7"><text:span text:style-name="T9">delegated responsibility for effectiveness, </text:span></text:p>
            <text:p text:style-name="P7"><text:span text:style-name="T9">yet prevents undue concentrations of pow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1" draw:layer="layout" svg:width="25.191cm" svg:height="2.363cm" svg:x="1.401cm" svg:y="1.408cm" presentation:class="title" presentation:user-transformed="true">
          <draw:text-box>
            <text:p><text:span text:style-name="T2">Basic Organizational Structure</text:span></text:p>
          </draw:text-box>
        </draw:frame>
        <draw:custom-shape draw:style-name="gr1" draw:text-style-name="P4" draw:layer="layout" svg:width="2.285cm" svg:height="1.27cm" svg:x="24.171cm" svg:y="19.016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4cm" svg:y="19.021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4cm" svg:y="19.08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draw:style-name="gr3" draw:text-style-name="P12" draw:layer="layout" svg:width="22.606cm" svg:height="13.462cm" svg:x="2.796cm" svg:y="4.603cm">
          <draw:text-box>
            <text:p text:style-name="P7"><text:span text:style-name="T9">Executive Branch at both levels with different roles</text:span></text:p>
            <text:p text:style-name="P7"><text:span text:style-name="T9"/></text:p>
            <text:p text:style-name="P7"><text:span text:style-name="T9">Legislative Branch at both levels with different roles</text:span></text:p>
            <text:p text:style-name="P7"><text:span text:style-name="T9"/></text:p>
            <text:p text:style-name="P7"><text:span text:style-name="T9">A Fair Witness Branch which spans the whole system</text:span></text:p>
            <text:p text:style-name="P7"><text:span text:style-name="T9"/></text:p>
            <text:p text:style-name="P7"><text:span text:style-name="T9">A Regional Court System Branch for dispute resolution</text:span></text:p>
            <text:p text:style-name="P7"><text:span text:style-name="T9"/></text:p>
            <text:p text:style-name="P7"><text:span text:style-name="T9">Local Councils of Elders within a District</text:span></text:p>
            <text:p text:style-name="P7"><text:span text:style-name="T9"/></text:p>
            <text:p text:style-name="P7"><text:span text:style-name="T9">The Terran Defense For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171cm" svg:y="19.28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4cm" svg:y="19.285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4cm" svg:y="19.344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4" draw:text-style-name="P6" draw:layer="layout" svg:width="25.191cm" svg:height="2.363cm" svg:x="1.402cm" svg:y="1.672cm" presentation:class="title" presentation:user-transformed="true">
          <draw:text-box>
            <text:p><text:span text:style-name="T1">Tier One</text:span></text:p>
          </draw:text-box>
        </draw:frame>
        <draw:frame draw:style-name="gr6" draw:text-style-name="P10" draw:layer="layout" svg:width="22.606cm" svg:height="14.01cm" svg:x="2.797cm" svg:y="4.318cm">
          <draw:text-box>
            <text:p text:style-name="P7"><text:span text:style-name="T14">Local</text:span></text:p>
            <text:p text:style-name="P7"><text:span text:style-name="T15"/></text:p>
            <text:p text:style-name="P7"><text:span text:style-name="T10">Councils of Elders</text:span></text:p>
            <text:p text:style-name="P7"><text:span text:style-name="T16"/></text:p>
            <text:p text:style-name="P7"><text:span text:style-name="T16">Within the Regional Executive Branch </text:span></text:p>
            <text:p text:style-name="P7"><text:span text:style-name="T16">One for each district. </text:span></text:p>
            <text:p text:style-name="P7"><text:span text:style-name="T16">Districts should be no more than 20,000 people. </text:span></text:p>
            <text:p text:style-name="P7"><text:span text:style-name="T16">With 7 to 9 members, everyone will know at least one member or their supporting staff.</text:span></text:p>
            <text:p text:style-name="P7"><text:span text:style-name="T16">First line of access to all services.</text:span></text:p>
            <text:p text:style-name="P7"><text:span text:style-name="T16"/></text:p>
            <text:p text:style-name="P7"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172cm" svg:y="19.554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5cm" svg:y="19.05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2cm" svg:y="18.796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4" draw:text-style-name="P6" draw:layer="layout" svg:width="25.191cm" svg:height="2.363cm" svg:x="1.403cm" svg:y="1.946cm" presentation:class="title" presentation:user-transformed="true">
          <draw:text-box>
            <text:p><text:span text:style-name="T1">Tier Two</text:span></text:p>
          </draw:text-box>
        </draw:frame>
        <draw:frame draw:style-name="gr3" draw:text-style-name="P10" draw:layer="layout" svg:width="22.606cm" svg:height="13.462cm" svg:x="2.798cm" svg:y="5.14cm">
          <draw:text-box>
            <text:p text:style-name="P7"><text:span text:style-name="T14">Regional</text:span></text:p>
            <text:p text:style-name="P7"><text:span text:style-name="T10"/></text:p>
            <text:p text:style-name="P7"><text:span text:style-name="T16">Consists of four (4) Branches: </text:span><text:span text:style-name="T16"><text:line-break/></text:span><text:span text:style-name="T16">Executive - Legislative - Court System - Fair Witness </text:span></text:p>
            <text:p text:style-name="P7"><text:span text:style-name="T16"/></text:p>
            <text:p text:style-name="P7"><text:span text:style-name="T16">Similar to a state, province or small country</text:span></text:p>
            <text:p text:style-name="P7"><text:span text:style-name="T16">Should be no more than 20,000,000.</text:span></text:p>
            <text:p text:style-name="P7"><text:span text:style-name="T16">Each big city becomes a Region</text:span></text:p>
            <text:p text:style-name="P7"><text:span text:style-name="T16">Each organized in parallel</text:span></text:p>
            <text:p text:style-name="P7"><text:span text:style-name="T16">Self Sustaining</text:span></text:p>
            <text:p text:style-name="P7"><text:span text:style-name="T16"/></text:p>
            <text:p text:style-name="P7"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5.191cm" svg:height="2.363cm" svg:x="1.402cm" svg:y="1.682cm" presentation:class="title" presentation:user-transformed="true">
          <draw:text-box>
            <text:p><text:span text:style-name="T1">Tier Three</text:span></text:p>
          </draw:text-box>
        </draw:frame>
        <draw:custom-shape draw:style-name="gr1" draw:text-style-name="P4" draw:layer="layout" svg:width="2.285cm" svg:height="1.27cm" svg:x="24.13cm" svg:y="19.05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778cm" svg:y="19.05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0" draw:layer="layout" svg:width="22.606cm" svg:height="14.01cm" svg:x="2.797cm" svg:y="4.328cm">
          <draw:text-box>
            <text:p text:style-name="P7"><text:span text:style-name="T10">World</text:span></text:p>
            <text:p text:style-name="P7"><text:span text:style-name="T17"/></text:p>
            <text:p text:style-name="P7"><text:span text:style-name="T16">Consists of four (4) Branches: </text:span><text:span text:style-name="T16"><text:line-break/></text:span><text:span text:style-name="T16">Executive - Legislative - Court System - Fair Witness </text:span><text:span text:style-name="T16"><text:line-break/></text:span><text:span text:style-name="T16">plus the Terran Defense Force</text:span></text:p>
            <text:p text:style-name="P7"><text:span text:style-name="T16"/></text:p>
            <text:p text:style-name="P7"><text:span text:style-name="T16">Represents Members &amp; Regions as a single Organization</text:span></text:p>
            <text:p text:style-name="P7"><text:span text:style-name="T16">Promotes Best Practices and Knowledge Sharing across Regions</text:span></text:p>
            <text:p text:style-name="P7"><text:span text:style-name="T16">Keep Terran Society standards</text:span></text:p>
            <text:p text:style-name="P7"><text:span text:style-name="T16">Essentially a Federation of Regions</text:span></text:p>
            <text:p text:style-name="P7"><text:span text:style-name="T16">Provides for a common defense</text:span></text:p>
          </draw:text-box>
        </draw:frame>
        <draw:frame draw:style-name="gr5" draw:text-style-name="P9" draw:layer="layout" svg:width="18.796cm" svg:height="2.021cm" svg:x="4.318cm" svg:y="19.05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169cm" svg:y="18.997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2cm" svg:y="19.002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2cm" svg:y="19.061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6" draw:text-style-name="P14" draw:layer="layout" svg:width="25.191cm" svg:height="1.703cm" svg:x="1.401cm" svg:y="1.778cm" presentation:class="title" presentation:user-transformed="true">
          <draw:text-box>
            <text:p><text:span text:style-name="T14">Terran World Level Branches</text:span></text:p>
          </draw:text-box>
        </draw:frame>
        <draw:frame draw:style-name="gr7" draw:text-style-name="P8" draw:layer="layout" svg:width="22.86cm" svg:height="13.97cm" svg:x="2.54cm" svg:y="3.81cm">
          <draw:text-box>
            <text:p text:style-name="P7"><text:span text:style-name="T18">Terran Planetary Level Management</text:span></text:p>
            <text:p text:style-name="P7"><text:span text:style-name="T18">consists of these four (4) Branches:</text:span></text:p>
            <text:p text:style-name="P7"><text:span text:style-name="T19"/></text:p>
            <text:p text:style-name="P7"><text:span text:style-name="T18">Executive</text:span></text:p>
            <text:p text:style-name="P7"><text:span text:style-name="T19"/></text:p>
            <text:p text:style-name="P7"><text:span text:style-name="T18">Legislative</text:span></text:p>
            <text:p text:style-name="P7"><text:span text:style-name="T19"/></text:p>
            <text:p text:style-name="P7"><text:span text:style-name="T18">Fair Witness</text:span></text:p>
            <text:p text:style-name="P7"><text:span text:style-name="T19"/></text:p>
            <text:p text:style-name="P7"><text:span text:style-name="T18">Terran Defense For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215cm" svg:y="19.017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608cm" svg:y="19.022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618cm" svg:y="19.081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6" draw:text-style-name="P14" draw:layer="layout" svg:width="25.191cm" svg:height="1.703cm" svg:x="1.524cm" svg:y="1.778cm" presentation:class="title" presentation:user-transformed="true">
          <draw:text-box>
            <text:p><text:span text:style-name="T14">Terran Regional Level Branches</text:span></text:p>
          </draw:text-box>
        </draw:frame>
        <draw:frame draw:style-name="gr8" draw:text-style-name="P8" draw:layer="layout" svg:width="22.86cm" svg:height="13.99cm" svg:x="2.586cm" svg:y="3.81cm">
          <draw:text-box>
            <text:p text:style-name="P7"><text:span text:style-name="T18">Terran Regional Level Management</text:span></text:p>
            <text:p text:style-name="P7"><text:span text:style-name="T18">consists of these four (4) Branches:</text:span></text:p>
            <text:p text:style-name="P7"><text:span text:style-name="T19"/></text:p>
            <text:p text:style-name="P7"><text:span text:style-name="T18">Executive</text:span></text:p>
            <text:p text:style-name="P7"><text:span text:style-name="T19"/></text:p>
            <text:p text:style-name="P7"><text:span text:style-name="T18">Legislative</text:span></text:p>
            <text:p text:style-name="P7"><text:span text:style-name="T19"/></text:p>
            <text:p text:style-name="P7"><text:span text:style-name="T18">Court System</text:span></text:p>
            <text:p text:style-name="P7"><text:span text:style-name="T19"/></text:p>
            <text:p text:style-name="P7"><text:span text:style-name="T18">Fair Witn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169cm" svg:y="18.997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2cm" svg:y="19.002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2cm" svg:y="19.061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7" draw:text-style-name="P14" draw:layer="layout" svg:width="25.191cm" svg:height="3.151cm" svg:x="1.479cm" svg:y="1.421cm" presentation:class="title" presentation:user-transformed="true">
          <draw:text-box>
            <text:p><text:span text:style-name="T14">Terran World Level</text:span><text:span text:style-name="T14"><text:line-break/></text:span><text:span text:style-name="T14">Executive Branch</text:span></text:p>
          </draw:text-box>
        </draw:frame>
        <draw:frame draw:style-name="gr9" draw:text-style-name="P8" draw:layer="layout" svg:width="22.86cm" svg:height="12.953cm" svg:x="2.541cm" svg:y="4.827cm">
          <draw:text-box>
            <text:p text:style-name="P7"><text:span text:style-name="T20">Five Divisions:</text:span></text:p>
            <text:p text:style-name="P7"><text:span text:style-name="T21"/></text:p>
            <text:p text:style-name="P7"><text:span text:style-name="T18">Administration</text:span></text:p>
            <text:p text:style-name="P7"><text:span text:style-name="T21"/></text:p>
            <text:p text:style-name="P7"><text:span text:style-name="T18">Treasury</text:span></text:p>
            <text:p text:style-name="P7"><text:span text:style-name="T21"/></text:p>
            <text:p text:style-name="P7"><text:span text:style-name="T18">Embassy</text:span></text:p>
            <text:p text:style-name="P7"><text:span text:style-name="T21"/></text:p>
            <text:p text:style-name="P7"><text:span text:style-name="T18">Sheriff</text:span></text:p>
            <text:p text:style-name="P7"><text:span text:style-name="T21"/></text:p>
            <text:p text:style-name="P7"><text:span text:style-name="T18">Environmental Guardi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169cm" svg:y="18.997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2cm" svg:y="19.002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2cm" svg:y="19.061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7" draw:text-style-name="P14" draw:layer="layout" svg:width="25.191cm" svg:height="3.151cm" svg:x="1.524cm" svg:y="1.421cm" presentation:class="title" presentation:user-transformed="true">
          <draw:text-box>
            <text:p><text:span text:style-name="T14">Terran Regional Level</text:span><text:span text:style-name="T14"><text:line-break/></text:span><text:span text:style-name="T14">Executive Branch</text:span></text:p>
          </draw:text-box>
        </draw:frame>
        <draw:frame draw:style-name="gr10" draw:text-style-name="P16" draw:layer="layout" svg:width="22.86cm" svg:height="13.122cm" svg:x="2.54cm" svg:y="5.119cm">
          <draw:text-box>
            <text:p text:style-name="P15"><text:span text:style-name="T20">Five Divisions:</text:span></text:p>
            <text:p text:style-name="P15"><text:span text:style-name="T20">Administration</text:span></text:p>
            <text:p text:style-name="P15"><text:span text:style-name="T20">Treasury</text:span></text:p>
            <text:p text:style-name="P15"><text:span text:style-name="T20">Embassy</text:span></text:p>
            <text:p text:style-name="P15"><text:span text:style-name="T20">Sheriff</text:span></text:p>
            <text:p text:style-name="P7"><text:span text:style-name="T20">Environmental Guardian</text:span></text:p>
            <text:p text:style-name="P7"><text:span text:style-name="T20">Elected Leader of each makes up the Executive Council</text:span></text:p>
            <text:p text:style-name="P7"><text:span text:style-name="T22"/></text:p>
            <text:p text:style-name="P7"><text:span text:style-name="T2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169cm" svg:y="18.997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2cm" svg:y="19.002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2cm" svg:y="19.061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7" draw:text-style-name="P14" draw:layer="layout" svg:width="25.191cm" svg:height="3.151cm" svg:x="1.524cm" svg:y="1.421cm" presentation:class="title" presentation:user-transformed="true">
          <draw:text-box>
            <text:p><text:span text:style-name="T14">Terran World Level</text:span><text:span text:style-name="T14"><text:line-break/></text:span><text:span text:style-name="T14">Legislative Branch</text:span></text:p>
          </draw:text-box>
        </draw:frame>
        <draw:frame draw:style-name="gr11" draw:text-style-name="P8" draw:layer="layout" svg:width="22.86cm" svg:height="14.478cm" svg:x="2.542cm" svg:y="3.304cm">
          <draw:text-box>
            <text:p text:style-name="P7"><text:span text:style-name="T20">World Council of the Regions</text:span></text:p>
            <text:p text:style-name="P7"><text:span text:style-name="T23"/></text:p>
            <text:p text:style-name="P7"><text:span text:style-name="T23">Each Terran Region appoints two Representatives</text:span></text:p>
            <text:p text:style-name="P7"><text:span text:style-name="T23"/></text:p>
            <text:p text:style-name="P7"><text:span text:style-name="T20">World Council of the People</text:span></text:p>
            <text:p text:style-name="P7"><text:span text:style-name="T18"/></text:p>
            <text:p text:style-name="P7"><text:span text:style-name="T23">Direct election by the People</text:span></text:p>
            <text:p text:style-name="P7"><text:span text:style-name="T23">with representation by popul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 presentation:use-footer-name="ftr1">
        <office:forms form:automatic-focus="false" form:apply-design-mode="false"/>
        <draw:custom-shape draw:style-name="gr1" draw:text-style-name="P4" draw:layer="layout" svg:width="2.285cm" svg:height="1.27cm" svg:x="24.169cm" svg:y="18.997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2cm" svg:y="19.002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2cm" svg:y="19.061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8" draw:text-style-name="P14" draw:layer="layout" svg:width="25.191cm" svg:height="3.507cm" svg:x="1.399cm" svg:y="1.065cm" presentation:class="title" presentation:user-transformed="true">
          <draw:text-box>
            <text:p><text:span text:style-name="T14">Terran Regional Level</text:span><text:span text:style-name="T14"><text:line-break/></text:span><text:span text:style-name="T14">Legislative Branch</text:span></text:p>
          </draw:text-box>
        </draw:frame>
        <draw:frame draw:style-name="gr12" draw:text-style-name="P8" draw:layer="layout" svg:width="22.86cm" svg:height="12.703cm" svg:x="2.543cm" svg:y="5.08cm">
          <draw:text-box>
            <text:p text:style-name="P7"><text:span text:style-name="T20">Regional Council of the People</text:span></text:p>
            <text:p text:style-name="P7"><text:span text:style-name="T18"/></text:p>
            <text:p text:style-name="P7"><text:span text:style-name="T23">Direct election by the People</text:span></text:p>
            <text:p text:style-name="P7"><text:span text:style-name="T23">with representation by population</text:span></text:p>
            <text:p text:style-name="P7"><text:span text:style-name="T23"/></text:p>
            <text:p text:style-name="P7"><text:span text:style-name="T2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169cm" svg:y="18.997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2cm" svg:y="19.002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2cm" svg:y="19.061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7" draw:text-style-name="P14" draw:layer="layout" svg:width="25.191cm" svg:height="3.151cm" svg:x="1.426cm" svg:y="1.27cm" presentation:class="title" presentation:user-transformed="true">
          <draw:text-box>
            <text:p><text:span text:style-name="T14">Terran World Level</text:span><text:span text:style-name="T14"><text:line-break/></text:span><text:span text:style-name="T14">Legislative Branch</text:span></text:p>
          </draw:text-box>
        </draw:frame>
        <draw:frame draw:style-name="gr13" draw:text-style-name="P8" draw:layer="layout" svg:width="22.86cm" svg:height="12.954cm" svg:x="2.618cm" svg:y="5.08cm">
          <draw:text-box>
            <text:p text:style-name="P7"><text:span text:style-name="T20">World Council of the Regions</text:span></text:p>
            <text:p text:style-name="P7"><text:span text:style-name="T21"/></text:p>
            <text:p text:style-name="P7"><text:span text:style-name="T23">Each Terran Region appoints two Representatives</text:span></text:p>
            <text:p text:style-name="P7"><text:span text:style-name="T24"/></text:p>
            <text:p text:style-name="P7"><text:span text:style-name="T20">World Council of the People</text:span></text:p>
            <text:p text:style-name="P7"><text:span text:style-name="T21"/></text:p>
            <text:p text:style-name="P7"><text:span text:style-name="T23">Direct election by the People</text:span></text:p>
            <text:p text:style-name="P7"><text:span text:style-name="T23">with representation by population</text:span></text:p>
            <text:p text:style-name="P7"><text:span text:style-name="T21"/></text:p>
            <text:p text:style-name="P7"><text:span text:style-name="T23">A very Large Counc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169cm" svg:y="18.997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2cm" svg:y="19.002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2cm" svg:y="19.061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7" draw:text-style-name="P14" draw:layer="layout" svg:width="25.191cm" svg:height="3.151cm" svg:x="1.427cm" svg:y="1.27cm" presentation:class="title" presentation:user-transformed="true">
          <draw:text-box>
            <text:p><text:span text:style-name="T14">Terran Society</text:span><text:span text:style-name="T14"><text:line-break/></text:span><text:span text:style-name="T14">Fair Witness Branch</text:span></text:p>
          </draw:text-box>
        </draw:frame>
        <draw:frame draw:style-name="gr14" draw:text-style-name="P8" draw:layer="layout" svg:width="22.86cm" svg:height="12.735cm" svg:x="2.619cm" svg:y="4.81cm">
          <draw:text-box>
            <text:p text:style-name="P7"><text:span text:style-name="T20">Terran &amp; Regional Fair Witness Boards</text:span></text:p>
            <text:p text:style-name="P7"><text:span text:style-name="T23">9 Members Elected by CFW</text:span></text:p>
            <text:p text:style-name="P7"><text:span text:style-name="T23">Responsible for Administration, Operations &amp; Services</text:span></text:p>
            <text:p text:style-name="P7"><text:span text:style-name="T23">Similar to a Board of Directors</text:span></text:p>
            <text:p text:style-name="P7"><text:span text:style-name="T25"/></text:p>
            <text:p text:style-name="P7"><text:span text:style-name="T20">Terran Fair Witness Council</text:span></text:p>
            <text:p text:style-name="P7"><text:span text:style-name="T23">Reps Appointed by Planetary &amp; Regional F.W.Branch </text:span></text:p>
            <text:p text:style-name="P7"><text:span text:style-name="T23">Sets Training &amp; Qualification Standards</text:span></text:p>
            <text:p text:style-name="P7"><text:span text:style-name="T23">Set Library, Reporting &amp; Publishing Criteria</text:span></text:p>
            <text:p text:style-name="P7"><text:span text:style-name="T25"/></text:p>
            <text:p text:style-name="P7"><text:span text:style-name="T20">9 Year Legislative Review of F.W.Branch</text:span></text:p>
            <text:p text:style-name="P7"><text:span text:style-name="T2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169cm" svg:y="18.997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2cm" svg:y="19.002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2cm" svg:y="19.061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9" draw:text-style-name="P14" draw:layer="layout" svg:width="25.191cm" svg:height="4.726cm" svg:x="1.428cm" svg:y="0.484cm" presentation:class="title" presentation:user-transformed="true">
          <draw:text-box>
            <text:p><text:span text:style-name="T14">Terran Society</text:span><text:span text:style-name="T14"><text:line-break/></text:span><text:span text:style-name="T14">World &amp; Regional</text:span><text:span text:style-name="T14"><text:line-break/></text:span><text:span text:style-name="T14">Inter-Branch Coordination Councils</text:span></text:p>
          </draw:text-box>
        </draw:frame>
        <draw:frame draw:style-name="gr15" draw:text-style-name="P8" draw:layer="layout" svg:width="22.86cm" svg:height="11.938cm" svg:x="2.62cm" svg:y="6.096cm">
          <draw:text-box>
            <text:p text:style-name="P7"><text:span text:style-name="T20">Delegations may be appointed by:</text:span></text:p>
            <text:p text:style-name="P7"><text:span text:style-name="T25"/></text:p>
            <text:p text:style-name="P7"><text:span text:style-name="T18">Each Executive Branch Department</text:span></text:p>
            <text:p text:style-name="P7"><text:span text:style-name="T18">Councils of Elders</text:span></text:p>
            <text:p text:style-name="P7"><text:span text:style-name="T18">Council of the People / Regions</text:span></text:p>
            <text:p text:style-name="P7"><text:span text:style-name="T18">Court System Branch</text:span></text:p>
            <text:p text:style-name="P7"><text:span text:style-name="T18">Fair Witness Branch</text:span></text:p>
            <text:p text:style-name="P7"><text:span text:style-name="T18">Terran Defense Force</text:span><text:span text:style-name="T2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169cm" svg:y="18.997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2cm" svg:y="19.002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2cm" svg:y="19.061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7" draw:text-style-name="P14" draw:layer="layout" svg:width="25.191cm" svg:height="3.151cm" svg:x="1.428cm" svg:y="1.271cm" presentation:class="title" presentation:user-transformed="true">
          <draw:text-box>
            <text:p><text:span text:style-name="T14">Terran Society</text:span><text:span text:style-name="T14"><text:line-break/></text:span><text:span text:style-name="T14">Member/Public Service Cooperatives</text:span></text:p>
          </draw:text-box>
        </draw:frame>
        <draw:frame draw:style-name="gr16" draw:text-style-name="P8" draw:layer="layout" svg:width="22.86cm" svg:height="13.225cm" svg:x="2.62cm" svg:y="4.566cm">
          <draw:text-box>
            <text:p text:style-name="P7"><text:span text:style-name="T20">Airports, Port Facilities, Utilities, Etc.</text:span></text:p>
            <text:p text:style-name="P7"><text:span text:style-name="T23">Boards of Directors elected by:</text:span></text:p>
            <text:p text:style-name="P7"><text:span text:style-name="T23">People who work at the Cooperative</text:span></text:p>
            <text:p text:style-name="P7"><text:span text:style-name="T23">Organizations &amp; People who use the Cooperative’s Service</text:span></text:p>
            <text:p text:style-name="P7"><text:span text:style-name="T25"/></text:p>
            <text:p text:style-name="P7"><text:span text:style-name="T20">Councils of the People Define Cooperative</text:span></text:p>
            <text:p text:style-name="P7"><text:span text:style-name="T20">Executive Branch Implements/Facilitates</text:span></text:p>
            <text:p text:style-name="P7"><text:span text:style-name="T20">Designed to Operate Independently</text:span></text:p>
            <text:p text:style-name="P7"><text:span text:style-name="T20">Shared Best Practices, Conventions</text:span></text:p>
            <text:p text:style-name="P7"><text:span text:style-name="T20">&amp; Competitions, for similar PSCs</text:span></text:p>
            <text:p text:style-name="P7"><text:span text:style-name="T2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custom-shape draw:style-name="gr1" draw:text-style-name="P4" draw:layer="layout" svg:width="2.285cm" svg:height="1.27cm" svg:x="24.17cm" svg:y="18.998cm">
          <office:event-listeners>
            <presentation:event-listener script:event-name="dom:click" presentation:action="next-page"/>
          </office:event-listeners>
          <text:p text:style-name="P3"><text:span text:style-name="T7">Nex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285cm" svg:height="1.27cm" svg:x="1.563cm" svg:y="19.003cm">
          <text:p text:style-name="P3"><text:span text:style-name="T7">Previou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9" draw:layer="layout" svg:width="18.796cm" svg:height="2.021cm" svg:x="4.573cm" svg:y="19.062cm">
          <draw:text-box>
            <text:p text:style-name="P7"><text:span text:style-name="T11">Terran Society – Organizational Overview <text:s text:c="3"/>Slide </text:span><text:span text:style-name="T11"><text:page-number>&lt;number&gt;</text:page-number></text:span><text:span text:style-name="T11"><text:s/>of </text:span><text:span text:style-name="T11"><text:page-count>19</text:page-count></text:span></text:p>
          </draw:text-box>
        </draw:frame>
        <draw:frame presentation:style-name="pr7" draw:text-style-name="P14" draw:layer="layout" svg:width="25.191cm" svg:height="3.151cm" svg:x="1.429cm" svg:y="1.272cm" presentation:class="title" presentation:user-transformed="true">
          <draw:text-box>
            <text:p><text:span text:style-name="T14">Terran Society</text:span><text:span text:style-name="T14"><text:line-break/></text:span><text:span text:style-name="T14">Membership</text:span></text:p>
          </draw:text-box>
        </draw:frame>
        <draw:frame draw:style-name="gr17" draw:text-style-name="P8" draw:layer="layout" svg:width="22.86cm" svg:height="12.024cm" svg:x="2.621cm" svg:y="5.167cm">
          <draw:text-box>
            <text:p text:style-name="P7"><text:span text:style-name="T23"><text:s/></text:span></text:p>
          </draw:text-box>
        </draw:frame>
        <draw:frame draw:style-name="gr17" draw:text-style-name="P8" draw:layer="layout" svg:width="22.86cm" svg:height="12.024cm" svg:x="2.622cm" svg:y="5.168cm">
          <draw:text-box>
            <text:p text:style-name="P7"><text:span text:style-name="T23"><text:s/></text:span></text:p>
          </draw:text-box>
        </draw:frame>
        <draw:frame draw:style-name="gr16" draw:text-style-name="P8" draw:layer="layout" svg:width="22.86cm" svg:height="13.225cm" svg:x="2.621cm" svg:y="4.568cm">
          <draw:text-box>
            <text:p text:style-name="P7"><text:span text:style-name="T20">Agree to respect the Rights of the People</text:span></text:p>
            <text:p text:style-name="P7"><text:span text:style-name="T25"/></text:p>
            <text:p text:style-name="P7"><text:span text:style-name="T20">Agree to resolve disputes peacefully,</text:span></text:p>
            <text:p text:style-name="P7"><text:span text:style-name="T20">within the mechanisms provided by T.S.</text:span></text:p>
            <text:p text:style-name="P7"><text:span text:style-name="T25"/></text:p>
            <text:p text:style-name="P7"><text:span text:style-name="T20">Renouncing of previous loyalties or memberships with conflicting values</text:span></text:p>
            <text:p text:style-name="P7"><text:span text:style-name="T25"/></text:p>
            <text:p text:style-name="P7"><text:span text:style-name="T20">Further Terms and conditions </text:span></text:p>
            <text:p text:style-name="P7"><text:span text:style-name="T20">are Yet To Be Determined</text:span><text:span text:style-name="T2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Gentium" svg:font-family="Gentium" style:font-pitch="variable"/>
    <style:font-face style:name="Gentium1" svg:font-family="Gentium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09cm" fo:margin-bottom="0.09cm" style:text-autospace="none"/>
      <style:text-properties style:use-window-font-color="true" loext:opacity="0%" style:font-name="Gentium1" fo:font-family="Gentium" fo:font-size="12pt" fo:language="en" fo:country="US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8cm" fo:margin-bottom="0.716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Gentium" fo:font-family="Gentium" style:font-pitch="variable" fo:font-size="16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58cm" fo:margin-bottom="0.538cm" style:text-autospace="none"/>
      <style:text-properties style:font-name="Gentium" fo:font-family="Gentium" style:font-pitch="variable" fo:font-size="14pt" fo:font-weight="bold" style:font-name-asian="Lohit Devanagari1" style:font-family-asian="'Lohit Devanagari'" style:font-pitch-asian="variable" style:font-size-asian="12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List_20_1" style:display-name="List 1" style:family="graphic">
      <style:paragraph-properties fo:margin-left="1.12cm" fo:margin-right="0cm" fo:margin-top="0cm" fo:margin-bottom="0.374cm" fo:line-height="120%" fo:text-indent="-1.12cm" style:text-autospace="none"/>
      <style:text-properties style:font-name-asian="Lohit Devanagari" style:font-family-asian="'Lohit Devanagari'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s_20_4" style:display-name="Contents 4" style:family="graphic">
      <style:paragraph-properties fo:margin-left="2.642cm" fo:margin-right="0cm" fo:margin-top="0.09cm" fo:margin-bottom="0.09cm" fo:text-indent="0cm" style:text-autospace="none" loext:tab-stop-distance="0cm">
        <style:tab-stops>
          <style:tab-stop style:position="31.54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Index" style:family="graphic">
      <style:paragraph-properties fo:margin-top="0.09cm" fo:margin-bottom="0.09cm" style:text-autospace="none"/>
      <style:text-properties style:font-name-asian="Lohit Devanagari" style:font-family-asian="'Lohit Devanagari'"/>
    </style:style>
    <style:style style:name="Contents_20_1" style:display-name="Contents 1" style:family="graphic">
      <style:paragraph-properties fo:margin-left="0cm" fo:margin-right="0cm" fo:margin-top="0.09cm" fo:margin-bottom="0.09cm" fo:text-indent="0cm" style:text-autospace="none" loext:tab-stop-distance="0cm">
        <style:tab-stops>
          <style:tab-stop style:position="31.54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2" style:display-name="Contents 2" style:family="graphic">
      <style:paragraph-properties fo:margin-left="0.88cm" fo:margin-right="0cm" fo:margin-top="0.09cm" fo:margin-bottom="0.09cm" fo:text-indent="0cm" style:text-autospace="none" loext:tab-stop-distance="0cm">
        <style:tab-stops>
          <style:tab-stop style:position="31.54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3" style:display-name="Contents 3" style:family="graphic">
      <style:paragraph-properties fo:margin-left="1.76cm" fo:margin-right="0cm" fo:margin-top="0.09cm" fo:margin-bottom="0.09cm" fo:text-indent="0cm" style:text-autospace="none" loext:tab-stop-distance="0cm">
        <style:tab-stops>
          <style:tab-stop style:position="31.54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Gentium1" fo:font-family="Gentium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margin-top="0.09cm" fo:margin-bottom="0.09cm" fo:text-align="center" style:text-autospace="none"/>
      <style:text-properties fo:font-size="24pt" fo:font-weight="bold" style:font-size-asian="24pt" style:font-weight-asian="bold" style:font-size-complex="24pt" style:font-weight-complex="bold"/>
    </style:style>
    <style:style style:name="Table_20_Contents" style:display-name="Table Contents" style:family="graphic">
      <style:paragraph-properties fo:margin-top="0.09cm" fo:margin-bottom="0.09cm" style:text-autospace="none"/>
    </style:style>
    <style:style style:name="Frame_20_Contents" style:display-name="Frame Contents" style:family="graphic">
      <style:paragraph-properties fo:margin-top="0.09cm" fo:margin-bottom="0.09cm" style:text-autospace="none"/>
    </style:style>
    <style:style style:name="Addressee" style:family="graphic">
      <style:paragraph-properties fo:margin-top="0cm" fo:margin-bottom="0.187cm" style:text-autospace="none"/>
    </style:style>
    <style:style style:name="Endnote" style:family="graphic">
      <style:paragraph-properties fo:margin-left="1.055cm" fo:margin-right="0cm" fo:margin-top="0.09cm" fo:margin-bottom="0.09cm" fo:text-indent="-1.055cm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margin-top="0.09cm" fo:margin-bottom="0.09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margin-top="0.09cm" fo:margin-bottom="0.09cm" style:text-autospace="none" loext:tab-stop-distance="0cm">
        <style:tab-stops>
          <style:tab-stop style:position="15.767cm" style:type="center"/>
          <style:tab-stop style:position="31.54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Gerry Carton</meta:initial-creator>
    <meta:creation-date>2017-05-23T16:00:51.866966399</meta:creation-date>
    <dc:date>2025-07-26T10:49:09.442000000</dc:date>
    <meta:editing-duration>P3DT19H54M20S</meta:editing-duration>
    <meta:editing-cycles>55</meta:editing-cycles>
    <meta:generator>LibreOffice/24.8.4.2$Windows_X86_64 LibreOffice_project/bb3cfa12c7b1bf994ecc5649a80400d06cd71002</meta:generator>
    <meta:printed-by>Gerry Carton</meta:printed-by>
    <meta:print-date>2017-08-22T17:15:51.730431693</meta:print-date>
    <meta:document-statistic meta:object-count="154"/>
  </office:meta>
</office:document-meta>
</file>